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38cm" fo:min-width="4.896cm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843cm" fo:min-width="1.524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053cm" fo:min-width="1.71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1.93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83cm" fo:min-width="4.704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1.861cm" fo:min-width="2.0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61cm" fo:min-width="2.09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objectwithoutfill">
      <style:graphic-properties draw:stroke="dash" draw:stroke-dash="Long_20_Dash" draw:fill="solid" draw:textarea-vertical-align="middle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2.036cm" fo:min-width="1.6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5.7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817cm" fo:min-width="2.643cm"/>
      <style:paragraph-properties style:writing-mode="lr-tb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817cm" fo:min-width="2.643cm"/>
      <style:paragraph-properties style:writing-mode="lr-tb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2.164cm" fo:min-width="1.532cm"/>
      <style:paragraph-properties style:writing-mode="lr-tb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1.277cm" fo:min-width="2.01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46cm" fo:min-width="2.28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77cm" fo:min-width="2.01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457cm" fo:min-width="2.554cm"/>
      <style:paragraph-properties style:writing-mode="lr-tb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1.846cm" fo:min-width="1.40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817cm" fo:min-width="2.465cm"/>
      <style:paragraph-properties style:writing-mode="lr-tb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1.817cm" fo:min-width="2.465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1.457cm" fo:min-width="2.55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26cm" fo:min-width="2.374cm"/>
      <style:paragraph-properties style:writing-mode="lr-tb"/>
    </style:style>
    <style:style style:name="gr24" style:family="graphic" style:parent-style-name="standard">
      <style:graphic-properties draw:fill-color="#ffff00" draw:textarea-horizontal-align="justify" draw:textarea-vertical-align="middle" draw:auto-grow-height="false" fo:min-height="1.656cm" fo:min-width="1.27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00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6cm" svg:height="2.488cm" svg:x="44.875cm" svg:y="37.798cm">
          <text:p text:style-name="P1">Us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4.048cm" svg:height="4.185cm" svg:x="36.362cm" svg:y="37.416cm">
          <text:p text:style-name="P2"><text:span text:style-name="T1">Memilih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" draw:text-style-name="P4" draw:layer="layout" svg:width="3.131cm" svg:height="1.841cm" svg:x="40.879cm" svg:y="44.172cm">
          <text:p text:style-name="P1"><text:span text:style-name="T1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44cm" svg:height="1.841cm" svg:x="51.367cm" svg:y="46.515cm">
          <text:p text:style-name="P1"><text:span text:style-name="T1">full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204cm" svg:height="3.233cm" svg:x="21.781cm" svg:y="37.798cm">
          <text:p text:style-name="P1">Movi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62cm" svg:height="2.985cm" svg:x="15.035cm" svg:y="41.777cm">
          <text:p text:style-name="P1">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3.662cm" svg:height="2.985cm" svg:x="30.84cm" svg:y="43.021cm">
          <text:p text:style-name="P1"><text:span text:style-name="T1">Po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62cm" svg:height="2.985cm" svg:x="14.843cm" svg:y="45.508cm">
          <text:p text:style-name="P2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62cm" svg:height="2.985cm" svg:x="15.613cm" svg:y="50.482cm">
          <text:p text:style-name="P1"><text:span text:style-name="T1">dir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62cm" svg:height="2.985cm" svg:x="21.781cm" svg:y="51.228cm">
          <text:p text:style-name="P1"><text:span text:style-name="T1">c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62cm" svg:height="2.985cm" svg:x="27.563cm" svg:y="50.233cm">
          <text:p text:style-name="P1"><text:span text:style-name="T1">de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62cm" svg:height="2.985cm" svg:x="31.611cm" svg:y="46.752cm">
          <text:p text:style-name="P1"><text:span text:style-name="T1">r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3.902cm" svg:y1="41.031cm" svg:x2="18.505cm" svg:y2="42.523cm">
          <text:p/>
        </draw:line>
        <draw:line draw:style-name="gr8" draw:text-style-name="P6" draw:layer="layout" svg:x1="23.902cm" svg:y1="41.031cm" svg:x2="18.12cm" svg:y2="46.254cm">
          <text:p/>
        </draw:line>
        <draw:line draw:style-name="gr8" draw:text-style-name="P6" draw:layer="layout" svg:x1="23.902cm" svg:y1="41.031cm" svg:x2="18.12cm" svg:y2="50.731cm">
          <text:p/>
        </draw:line>
        <draw:line draw:style-name="gr8" draw:text-style-name="P6" draw:layer="layout" svg:x1="23.901cm" svg:y1="41.031cm" svg:x2="23.516cm" svg:y2="51.228cm">
          <text:p/>
        </draw:line>
        <draw:line draw:style-name="gr8" draw:text-style-name="P6" draw:layer="layout" svg:x1="28.913cm" svg:y1="50.233cm" svg:x2="23.902cm" svg:y2="41.031cm">
          <text:p/>
        </draw:line>
        <draw:line draw:style-name="gr8" draw:text-style-name="P6" draw:layer="layout" svg:x1="31.804cm" svg:y1="47.497cm" svg:x2="23.902cm" svg:y2="41.031cm">
          <text:p/>
        </draw:line>
        <draw:line draw:style-name="gr8" draw:text-style-name="P6" draw:layer="layout" svg:x1="30.841cm" svg:y1="44.264cm" svg:x2="23.902cm" svg:y2="41.031cm">
          <text:p/>
        </draw:line>
        <draw:line draw:style-name="gr9" draw:text-style-name="P6" draw:layer="layout" svg:x1="36.433cm" svg:y1="39.481cm" svg:x2="26.985cm" svg:y2="39.291cm">
          <text:p/>
        </draw:line>
        <draw:line draw:style-name="gr9" draw:text-style-name="P6" draw:layer="layout" svg:x1="44.94cm" svg:y1="39.539cm" svg:x2="40.507cm" svg:y2="39.539cm">
          <text:p/>
        </draw:line>
        <draw:custom-shape draw:style-name="gr4" draw:text-style-name="P2" draw:layer="layout" svg:width="3.444cm" svg:height="1.841cm" svg:x="54.028cm" svg:y="44.004cm">
          <text:p text:style-name="P1"><text:span text:style-name="T1">no.tel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44cm" svg:height="1.841cm" svg:x="47.14cm" svg:y="46.849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44cm" svg:height="1.841cm" svg:x="42.914cm" svg:y="46.347cm"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47.439cm" svg:y1="40.243cm" svg:x2="42.867cm" svg:y2="44.18cm">
          <text:p/>
        </draw:line>
        <draw:line draw:style-name="gr8" draw:text-style-name="P6" draw:layer="layout" svg:x1="47.439cm" svg:y1="40.243cm" svg:x2="44.772cm" svg:y2="46.466cm">
          <text:p/>
        </draw:line>
        <draw:line draw:style-name="gr8" draw:text-style-name="P6" draw:layer="layout" svg:x1="47.439cm" svg:y1="40.243cm" svg:x2="48.455cm" svg:y2="46.847cm">
          <text:p/>
        </draw:line>
        <draw:line draw:style-name="gr8" draw:text-style-name="P6" draw:layer="layout" svg:x1="47.439cm" svg:y1="40.243cm" svg:x2="53.154cm" svg:y2="46.593cm">
          <text:p/>
        </draw:line>
        <draw:line draw:style-name="gr8" draw:text-style-name="P6" draw:layer="layout" svg:x1="47.566cm" svg:y1="40.243cm" svg:x2="55.567cm" svg:y2="44.053cm">
          <text:p/>
        </draw:line>
        <draw:line draw:style-name="gr9" draw:text-style-name="P6" draw:layer="layout" svg:x1="47.439cm" svg:y1="37.83cm" svg:x2="47.439cm" svg:y2="28.813cm">
          <text:p/>
        </draw:line>
        <draw:custom-shape draw:style-name="gr10" draw:text-style-name="P7" draw:layer="layout" svg:width="4.318cm" svg:height="4.572cm" svg:x="45.28cm" svg:y="24.368cm">
          <text:p text:style-name="P1"><text:span text:style-name="T2">melakuka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6" draw:layer="layout" svg:x1="47.439cm" svg:y1="24.368cm" svg:x2="47.439cm" svg:y2="16.24cm">
          <text:p/>
        </draw:line>
        <draw:custom-shape draw:style-name="gr11" draw:text-style-name="P1" draw:layer="layout" svg:width="6.223cm" svg:height="2.413cm" svg:x="44.518cm" svg:y="13.7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445cm" svg:height="2.921cm" svg:x="51.249cm" svg:y="2.905cm">
          <text:p text:style-name="P1">categ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445cm" svg:height="2.921cm" svg:x="53.916cm" svg:y="6.461cm">
          <text:p text:style-name="P1">to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4.445cm" svg:height="2.921cm" svg:x="35.12cm" svg:y="10.271cm">
          <text:p text:style-name="P1">order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445cm" svg:height="2.921cm" svg:x="39.438cm" svg:y="2.651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445cm" svg:height="2.921cm" svg:x="45.28cm" svg:y="1.889cm">
          <text:p text:style-name="P1">sea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445cm" svg:height="2.921cm" svg:x="55.313cm" svg:y="9.89cm">
          <text:p text:style-name="P1">Orderti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4.445cm" svg:height="2.921cm" svg:x="36.009cm" svg:y="6.334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47.693cm" svg:y1="13.7cm" svg:x2="39.438cm" svg:y2="11.795cm">
          <text:p/>
        </draw:line>
        <draw:line draw:style-name="gr8" draw:text-style-name="P6" draw:layer="layout" svg:x1="47.566cm" svg:y1="13.7cm" svg:x2="40.073cm" svg:y2="8.366cm">
          <text:p/>
        </draw:line>
        <draw:line draw:style-name="gr8" draw:text-style-name="P6" draw:layer="layout" svg:x1="47.566cm" svg:y1="13.7cm" svg:x2="42.232cm" svg:y2="5.572cm">
          <text:p/>
        </draw:line>
        <draw:line draw:style-name="gr8" draw:text-style-name="P6" draw:layer="layout" svg:x1="47.566cm" svg:y1="13.7cm" svg:x2="47.566cm" svg:y2="4.81cm">
          <text:p/>
        </draw:line>
        <draw:line draw:style-name="gr8" draw:text-style-name="P6" draw:layer="layout" svg:x1="47.566cm" svg:y1="13.573cm" svg:x2="53.408cm" svg:y2="5.699cm">
          <text:p/>
        </draw:line>
        <draw:line draw:style-name="gr8" draw:text-style-name="P6" draw:layer="layout" svg:x1="47.566cm" svg:y1="13.7cm" svg:x2="54.17cm" svg:y2="8.62cm">
          <text:p/>
        </draw:line>
        <draw:line draw:style-name="gr8" draw:text-style-name="P6" draw:layer="layout" svg:x1="47.566cm" svg:y1="13.7cm" svg:x2="55.313cm" svg:y2="11.414cm">
          <text:p/>
        </draw:line>
        <draw:line draw:style-name="gr9" draw:text-style-name="P6" draw:layer="layout" svg:x1="50.741cm" svg:y1="14.97cm" svg:x2="68.775cm" svg:y2="15.097cm">
          <text:p/>
        </draw:line>
        <draw:custom-shape draw:style-name="gr14" draw:text-style-name="P8" draw:layer="layout" svg:width="4.064cm" svg:height="4.826cm" svg:x="68.648cm" svg:y="12.684cm">
          <text:p text:style-name="P1">Menont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6" draw:layer="layout" svg:x1="70.68cm" svg:y1="17.51cm" svg:x2="70.807cm" svg:y2="37.703cm">
          <text:p/>
        </draw:line>
        <draw:custom-shape draw:style-name="gr1" draw:text-style-name="P1" draw:layer="layout" svg:width="5.396cm" svg:height="2.488cm" svg:x="68.078cm" svg:y="37.703cm">
          <text:p text:style-name="P1">Show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5" draw:layer="layout" svg:width="3.556cm" svg:height="2.159cm" svg:x="61.155cm" svg:y="40.751cm">
          <text:p text:style-name="P1">movie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937cm" svg:height="2.54cm" svg:x="65.219cm" svg:y="46.466cm">
          <text:p text:style-name="P1">theatre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556cm" svg:height="2.159cm" svg:x="61.409cm" svg:y="43.799cm">
          <text:p text:style-name="P1">movie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556cm" svg:height="2.159cm" svg:x="70.426cm" svg:y="46.72cm">
          <text:p text:style-name="P1">h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4.318cm" svg:height="2.413cm" svg:x="75.252cm" svg:y="45.577cm">
          <text:p text:style-name="P1">platinums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556cm" svg:height="2.159cm" svg:x="76.395cm" svg:y="42.783cm">
          <text:p text:style-name="P1">golds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556cm" svg:height="2.159cm" svg:x="77.03cm" svg:y="40.116cm">
          <text:p text:style-name="P1">silvers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70.68cm" svg:y1="40.116cm" svg:x2="64.711cm" svg:y2="41.894cm">
          <text:p/>
        </draw:line>
        <draw:line draw:style-name="gr8" draw:text-style-name="P6" draw:layer="layout" svg:x1="70.68cm" svg:y1="40.116cm" svg:x2="64.965cm" svg:y2="44.815cm">
          <text:p/>
        </draw:line>
        <draw:line draw:style-name="gr8" draw:text-style-name="P6" draw:layer="layout" svg:x1="70.553cm" svg:y1="40.116cm" svg:x2="67.759cm" svg:y2="46.466cm">
          <text:p/>
        </draw:line>
        <draw:line draw:style-name="gr8" draw:text-style-name="P6" draw:layer="layout" svg:x1="70.553cm" svg:y1="40.116cm" svg:x2="72.077cm" svg:y2="46.72cm">
          <text:p/>
        </draw:line>
        <draw:line draw:style-name="gr8" draw:text-style-name="P6" draw:layer="layout" svg:x1="70.68cm" svg:y1="40.243cm" svg:x2="76.522cm" svg:y2="45.704cm">
          <text:p/>
        </draw:line>
        <draw:line draw:style-name="gr8" draw:text-style-name="P6" draw:layer="layout" svg:x1="70.553cm" svg:y1="40.116cm" svg:x2="76.522cm" svg:y2="43.418cm">
          <text:p/>
        </draw:line>
        <draw:line draw:style-name="gr8" draw:text-style-name="P6" draw:layer="layout" svg:x1="70.68cm" svg:y1="40.116cm" svg:x2="77.03cm" svg:y2="41.132cm">
          <text:p/>
        </draw:line>
        <draw:custom-shape draw:style-name="gr5" draw:text-style-name="P1" draw:layer="layout" svg:width="5.204cm" svg:height="3.233cm" svg:x="21.958cm" svg:y="24.31cm">
          <text:p text:style-name="P1">Theatre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3.81cm" svg:height="4.191cm" svg:x="22.59cm" svg:y="30.972cm">
          <text:p text:style-name="P1">Memili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6" draw:layer="layout" svg:x1="24.495cm" svg:y1="37.83cm" svg:x2="24.495cm" svg:y2="35.163cm">
          <text:p/>
        </draw:line>
        <draw:line draw:style-name="gr9" draw:text-style-name="P6" draw:layer="layout" svg:x1="24.495cm" svg:y1="30.972cm" svg:x2="24.495cm" svg:y2="27.543cm">
          <text:p/>
        </draw:line>
        <draw:custom-shape draw:style-name="gr20" draw:text-style-name="P1" draw:layer="layout" svg:width="4.191cm" svg:height="2.921cm" svg:x="30.21cm" svg:y="21.193cm">
          <text:p text:style-name="P1">sil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4.191cm" svg:height="2.921cm" svg:x="13.573cm" svg:y="20.68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4.191cm" svg:height="2.921cm" svg:x="22.336cm" svg:y="11.541cm">
          <text:p text:style-name="P1">h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4.191cm" svg:height="2.921cm" svg:x="30.337cm" svg:y="17.637cm">
          <text:p text:style-name="P1">g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4.191cm" svg:height="2.921cm" svg:x="13.827cm" svg:y="17.002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4.191cm" svg:height="2.921cm" svg:x="27.543cm" svg:y="13.7cm">
          <text:p text:style-name="P1">platin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4.191cm" svg:height="2.921cm" svg:x="17.383cm" svg:y="13.7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4.622cm" svg:y1="24.241cm" svg:x2="17.764cm" svg:y2="22.209cm">
          <text:p/>
        </draw:line>
        <draw:line draw:style-name="gr8" draw:text-style-name="P6" draw:layer="layout" svg:x1="24.622cm" svg:y1="24.241cm" svg:x2="17.764cm" svg:y2="19.034cm">
          <text:p/>
        </draw:line>
        <draw:line draw:style-name="gr8" draw:text-style-name="P6" draw:layer="layout" svg:x1="24.622cm" svg:y1="24.241cm" svg:x2="20.304cm" svg:y2="16.494cm">
          <text:p/>
        </draw:line>
        <draw:line draw:style-name="gr8" draw:text-style-name="P6" draw:layer="layout" svg:x1="24.622cm" svg:y1="24.368cm" svg:x2="24.495cm" svg:y2="14.462cm">
          <text:p/>
        </draw:line>
        <draw:line draw:style-name="gr8" draw:text-style-name="P6" draw:layer="layout" svg:x1="24.622cm" svg:y1="24.241cm" svg:x2="29.194cm" svg:y2="16.621cm">
          <text:p/>
        </draw:line>
        <draw:line draw:style-name="gr8" draw:text-style-name="P6" draw:layer="layout" svg:x1="24.622cm" svg:y1="24.368cm" svg:x2="30.464cm" svg:y2="19.415cm">
          <text:p/>
        </draw:line>
        <draw:line draw:style-name="gr8" draw:text-style-name="P6" draw:layer="layout" svg:x1="24.622cm" svg:y1="24.241cm" svg:x2="30.21cm" svg:y2="22.717cm">
          <text:p/>
        </draw:line>
        <draw:custom-shape draw:style-name="gr5" draw:text-style-name="P1" draw:layer="layout" svg:width="5.204cm" svg:height="3.233cm" svg:x="8.239cm" svg:y="31.676cm">
          <text:p text:style-name="P1">admin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239cm" svg:y1="33.385cm" svg:x2="5.826cm" svg:y2="37.83cm">
          <text:p/>
        </draw:line>
        <draw:line draw:style-name="gr8" draw:text-style-name="P6" draw:layer="layout" svg:x1="8.239cm" svg:y1="33.385cm" svg:x2="5.953cm" svg:y2="27.797cm">
          <text:p/>
        </draw:line>
        <draw:custom-shape draw:style-name="gr22" draw:text-style-name="P5" draw:layer="layout" svg:width="4.318cm" svg:height="2.413cm" svg:x="3.413cm" svg:y="25.384cm">
          <text:p text:style-name="P1">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064cm" svg:height="2.794cm" svg:x="2.905cm" svg:y="37.576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3.556cm" svg:height="3.81cm" svg:x="15.986cm" svg:y="31.353cm">
          <text:p text:style-name="P1">memanag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8" draw:text-style-name="P6" draw:layer="layout" svg:x1="15.986cm" svg:y1="33.258cm" svg:x2="13.446cm" svg:y2="33.258cm">
          <text:p/>
        </draw:line>
        <draw:line draw:style-name="gr9" draw:text-style-name="P6" draw:layer="layout" svg:x1="17.764cm" svg:y1="31.353cm" svg:x2="17.764cm" svg:y2="26.019cm">
          <text:p/>
        </draw:line>
        <draw:line draw:style-name="gr9" draw:text-style-name="P6" draw:layer="layout" svg:x1="17.764cm" svg:y1="26.019cm" svg:x2="21.955cm" svg:y2="26.019cm">
          <text:p/>
        </draw:line>
        <draw:line draw:style-name="gr9" draw:text-style-name="P6" draw:layer="layout" svg:x1="17.764cm" svg:y1="35.163cm" svg:x2="17.764cm" svg:y2="39.481cm">
          <text:p/>
        </draw:line>
        <draw:line draw:style-name="gr9" draw:text-style-name="P6" draw:layer="layout" svg:x1="17.764cm" svg:y1="39.481cm" svg:x2="21.828cm" svg:y2="39.48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4T08:46:05.865000000</meta:creation-date>
    <dc:date>2020-05-14T10:56:02.014000000</dc:date>
    <meta:editing-duration>PT5M39S</meta:editing-duration>
    <meta:editing-cycles>2</meta:editing-cycles>
    <meta:generator>LibreOffice/6.4.2.2$Windows_X86_64 LibreOffice_project/4e471d8c02c9c90f512f7f9ead8875b57fcb1ec3</meta:generator>
    <meta:document-statistic meta:object-count="94"/>
  </office:meta>
</office:document-meta>
</file>